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7e2" officeooo:paragraph-rsid="001de7e2"/>
    </style:style>
    <style:style style:name="P2" style:family="paragraph" style:parent-style-name="Standard">
      <style:text-properties officeooo:rsid="001de7e2" officeooo:paragraph-rsid="001f20f4"/>
    </style:style>
    <style:style style:name="P3" style:family="paragraph" style:parent-style-name="Standard">
      <style:text-properties officeooo:rsid="001f20f4" officeooo:paragraph-rsid="001f20f4"/>
    </style:style>
    <style:style style:name="P4" style:family="paragraph" style:parent-style-name="Standard">
      <style:text-properties officeooo:rsid="001f42aa" officeooo:paragraph-rsid="001f42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5 – CRIANDO COMPONENTE TESTE</text:p>
      <text:p text:style-name="P1"/>
      <text:p text:style-name="P1"><text:tab/>BOM PESSOAL, AGORA VOU MOSTRAR COMO É A SINTAXE, COMO VOCÊ VAI CRIAR SEUS COMPONENTES COM ESSA EXTENSÃO AQUI, PONTO VUE .VUE, </text:p>
      <text:p text:style-name="P1"/>
      <text:p text:style-name="P1">BOM PRIMEIRO VAMOS AQUI NO NOSSO DIRETORIO COMPONENTES, DENTRO DELE VAMOS CRIAR UM ARQUIVO TESTE.VUE, BOM PRIMEIRA COISA A QUAL VAMOS TRABALHAR É COM O TEMPLATE</text:p>
      <text:p text:style-name="P1"/>
      <text:p text:style-name="P1">ENTÃO VAMOS CRIAR A NOSSA TAG TEMPLATE</text:p>
      <text:p text:style-name="P1"/>
      <text:p text:style-name="P2">&lt;TEMPLATE&gt;</text:p>
      <text:p text:style-name="P2"/>
      <text:p text:style-name="P2">&lt;/TEMPLATE&gt;</text:p>
      <text:p text:style-name="P2"/>
      <text:p text:style-name="P3">DEPOIS TEMOS A PARTE DO SCRIPT, &lt;SCRIPT&gt;&lt;/SCRIPT&gt;</text:p>
      <text:p text:style-name="P3"/>
      <text:p text:style-name="P3">BOM E POR ULTIMO PODEMOS ESPECIFICAR UMA FOLHA DE ESTILO OK, </text:p>
      <text:p text:style-name="P4">ENTÃO VAMOS ADICIONAR O NOSSO STYLE</text:p>
      <text:p text:style-name="P4"/>
      <text:p text:style-name="P4">&lt;STYLE&gt;</text:p>
      <text:p text:style-name="P4">&lt;/STYLE&gt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6:20:25.401482381</meta:creation-date>
    <dc:date>2020-05-29T21:02:27.567012742</dc:date>
    <meta:editing-duration>PT11S</meta:editing-duration>
    <meta:editing-cycles>1</meta:editing-cycles>
    <meta:document-statistic meta:table-count="0" meta:image-count="0" meta:object-count="0" meta:page-count="1" meta:paragraph-count="11" meta:word-count="88" meta:character-count="540" meta:non-whitespace-character-count="459"/>
    <meta:generator>LibreOffice/6.0.7.3$Linux_X86_64 LibreOffice_project/00m0$Build-3</meta:generator>
  </office:meta>
</office:document-meta>
</file>